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4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fff200" style:font-name-asian="Arial1" style:font-name-complex="Arial1"/>
    </style:style>
    <style:style style:name="P8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9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0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1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2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3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4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5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6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8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39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0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1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2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3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4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5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6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7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8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49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0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fo:background-color="#fff200" style:font-name-asian="Arial1" style:font-name-complex="Arial1"/>
    </style:style>
    <style:style style:name="P51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4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5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6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7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8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79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fo:background-color="#fff200" style:font-name-asian="Arial1" style:font-name-complex="Arial1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82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2</text:p>
      <text:p text:style-name="P5">1. How to import all package?</text:p>
      <text:list xml:id="list3014869670" text:style-name="WWNum17">
        <text:list-item>
          <text:p text:style-name="P36">import java.*;</text:p>
        </text:list-item>
        <text:list-item>
          <text:p text:style-name="P8">include java.lang;</text:p>
        </text:list-item>
        <text:list-item>
          <text:p text:style-name="P51">java.package</text:p>
        </text:list-item>
      </text:list>
      <text:p text:style-name="P1"/>
      <text:p text:style-name="P5">2.What is the value of "d" after this line of code has been executed?</text:p>
      <text:p text:style-name="P1">double d = Math.round ( 2.5 + Math.random() );</text:p>
      <text:list xml:id="list3054598113" text:style-name="WWNum24">
        <text:list-item>
          <text:p text:style-name="P9">2</text:p>
        </text:list-item>
        <text:list-item>
          <text:p text:style-name="P37">3</text:p>
        </text:list-item>
        <text:list-item>
          <text:p text:style-name="P9">4</text:p>
        </text:list-item>
        <text:list-item>
          <text:p text:style-name="P52">2.5</text:p>
        </text:list-item>
      </text:list>
      <text:p text:style-name="P2"/>
      <text:p text:style-name="P5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4078663076" text:style-name="WWNum19">
        <text:list-item>
          <text:p text:style-name="P10">There is a syntax error on line 1.</text:p>
        </text:list-item>
        <text:list-item>
          <text:p text:style-name="P10">There are syntax errors on lines 1 and 6.</text:p>
        </text:list-item>
        <text:list-item>
          <text:p text:style-name="P10">run infinity time</text:p>
        </text:list-item>
        <text:list-item>
          <text:p text:style-name="P76">There is a syntax error in line 6.</text:p>
        </text:list-item>
      </text:list>
      <text:p text:style-name="P7"/>
      <text:p text:style-name="P5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2446367639" text:style-name="WWNum16">
        <text:list-item>
          <text:p text:style-name="P11">Hellogoodworld</text:p>
        </text:list-item>
        <text:list-item>
          <text:p text:style-name="P11">hellogoodworld</text:p>
        </text:list-item>
        <text:list-item>
          <text:p text:style-name="P38">Hello Goodworld</text:p>
        </text:list-item>
        <text:list-item>
          <text:p text:style-name="P53">GoodWorld</text:p>
        </text:list-item>
      </text:list>
      <text:p text:style-name="P1"/>
      <text:p text:style-name="P5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6242309" text:style-name="WWNum26">
        <text:list-item>
          <text:p text:style-name="P39">hello</text:p>
        </text:list-item>
        <text:list-item>
          <text:p text:style-name="P12">world</text:p>
        </text:list-item>
        <text:list-item>
          <text:p text:style-name="P12">hello world</text:p>
        </text:list-item>
        <text:list-item>
          <text:p text:style-name="P54">none of the above</text:p>
        </text:list-item>
      </text:list>
      <text:p text:style-name="P1"/>
      <text:p text:style-name="P5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2793664066" text:style-name="WWNum29">
        <text:list-item>
          <text:p text:style-name="P40"><text:soft-page-break/>DEMOS</text:p>
        </text:list-item>
        <text:list-item>
          <text:p text:style-name="P13">DEMS</text:p>
        </text:list-item>
        <text:list-item>
          <text:p text:style-name="P13">DEM</text:p>
        </text:list-item>
        <text:list-item>
          <text:p text:style-name="P55">EMOS</text:p>
        </text:list-item>
      </text:list>
      <text:p text:style-name="P1"/>
      <text:p text:style-name="P5">7.Determine the output</text:p>
      <text:p text:style-name="P1">SOP (‘1’+new integer (2) +3);</text:p>
      <text:list xml:id="list756717271" text:style-name="WWNum11">
        <text:list-item>
          <text:p text:style-name="P14">123</text:p>
        </text:list-item>
        <text:list-item>
          <text:p text:style-name="P48">13</text:p>
        </text:list-item>
        <text:list-item>
          <text:p text:style-name="P14">1</text:p>
        </text:list-item>
        <text:list-item>
          <text:p text:style-name="P56">12</text:p>
        </text:list-item>
      </text:list>
      <text:p text:style-name="P1"/>
      <text:p text:style-name="P5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2045690627" text:style-name="WWNum9">
        <text:list-item>
          <text:p text:style-name="P15">Hlloe</text:p>
        </text:list-item>
        <text:list-item>
          <text:p text:style-name="P15">lloeH</text:p>
        </text:list-item>
        <text:list-item>
          <text:p text:style-name="P15">Hello</text:p>
        </text:list-item>
        <text:list-item>
          <text:p text:style-name="P77">olleH</text:p>
        </text:list-item>
      </text:list>
      <text:p text:style-name="P1"/>
      <text:p text:style-name="P5">9.Write the correct signature of the main method?</text:p>
      <text:list xml:id="list278974971" text:style-name="WWNum6">
        <text:list-item>
          <text:p text:style-name="P16">public Static void main()</text:p>
        </text:list-item>
        <text:list-item>
          <text:p text:style-name="P41">public Static void main(String args[])</text:p>
        </text:list-item>
        <text:list-item>
          <text:p text:style-name="P57">public Static void main(String ...)</text:p>
        </text:list-item>
      </text:list>
      <text:p text:style-name="P1"/>
      <text:p text:style-name="P5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4270570433" text:style-name="WWNum2">
        <text:list-item>
          <text:p text:style-name="P17">class java.object</text:p>
        </text:list-item>
        <text:list-item>
          <text:p text:style-name="P50">class java.lang.object</text:p>
        </text:list-item>
        <text:list-item>
          <text:p text:style-name="P58">none of the above</text:p>
        </text:list-item>
      </text:list>
      <text:p text:style-name="P1"/>
      <text:p text:style-name="P5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2320778725" text:style-name="WWNum15">
        <text:list-item>
          <text:p text:style-name="P18">HelloStopWorld</text:p>
        </text:list-item>
        <text:list-item>
          <text:p text:style-name="P45">Hello Stop World</text:p>
        </text:list-item>
        <text:list-item>
          <text:p text:style-name="P18">HelloStop</text:p>
        </text:list-item>
        <text:list-item>
          <text:p text:style-name="P59">none of the above</text:p>
        </text:list-item>
      </text:list>
      <text:p text:style-name="P1"/>
      <text:p text:style-name="P5">12.How to declare array of string which one is correct?</text:p>
      <text:list xml:id="list3180493695" text:style-name="WWNum27">
        <text:list-item>
          <text:p text:style-name="P19">string[]s;</text:p>
        </text:list-item>
        <text:list-item>
          <text:p text:style-name="P44">string s[]</text:p>
        </text:list-item>
        <text:list-item>
          <text:p text:style-name="P60">string []s;</text:p>
        </text:list-item>
      </text:list>
      <text:p text:style-name="P1"/>
      <text:p text:style-name="P5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2066686036" text:style-name="WWNum28">
        <text:list-item>
          <text:p text:style-name="P20">A@1cde5f</text:p>
        </text:list-item>
        <text:list-item>
          <text:p text:style-name="P20">A a 1cde5f</text:p>
        </text:list-item>
        <text:list-item>
          <text:p text:style-name="P20">A d 1cde5f</text:p>
        </text:list-item>
        <text:list-item>
          <text:p text:style-name="P61">@1cde5f</text:p>
        </text:list-item>
      </text:list>
      <text:p text:style-name="P1"/>
      <text:p text:style-name="P5">14.What will be the datatype of the no 9.6352</text:p>
      <text:list xml:id="list760904265" text:style-name="WWNum5">
        <text:list-item>
          <text:p text:style-name="P43">double</text:p>
        </text:list-item>
        <text:list-item>
          <text:p text:style-name="P21">Float</text:p>
        </text:list-item>
        <text:list-item>
          <text:p text:style-name="P62">Double</text:p>
        </text:list-item>
      </text:list>
      <text:p text:style-name="P1"/>
      <text:p text:style-name="P5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4165112467" text:style-name="WWNum21">
        <text:list-item>
          <text:p text:style-name="P46">uvwxyzuvwXYZ</text:p>
        </text:list-item>
        <text:list-item>
          <text:p text:style-name="P22">uvwxyzuv</text:p>
        </text:list-item>
        <text:list-item>
          <text:p text:style-name="P22">uvwxyzXYZ</text:p>
        </text:list-item>
        <text:list-item>
          <text:p text:style-name="P63">uvwxyzuvXYZ</text:p>
        </text:list-item>
      </text:list>
      <text:p text:style-name="P1"/>
      <text:p text:style-name="P5">16.Determine the output</text:p>
      <text:p text:style-name="P1">int i = -1;</text:p>
      <text:p text:style-name="P1">int b = 10;</text:p>
      <text:p text:style-name="P1">int val = b/ i;</text:p>
      <text:list xml:id="list1140538076" text:style-name="WWNum8">
        <text:list-item>
          <text:p text:style-name="P23">-10</text:p>
        </text:list-item>
        <text:list-item>
          <text:p text:style-name="P47">10</text:p>
        </text:list-item>
        <text:list-item>
          <text:p text:style-name="P23">10/1</text:p>
        </text:list-item>
        <text:list-item>
          <text:p text:style-name="P64">error17. </text:p>
        </text:list-item>
      </text:list>
      <text:p text:style-name="P2"/>
      <text:p text:style-name="P80"><text:soft-page-break/>17.How to inherit both the interface and abstract class ?</text:p>
      <text:list xml:id="list714711289" text:style-name="WWNum25">
        <text:list-item>
          <text:p text:style-name="P24">class implemts Info,interface</text:p>
        </text:list-item>
        <text:list-item>
          <text:p text:style-name="P24">class xyz extends Info implements interface{ void load}</text:p>
        </text:list-item>
        <text:list-item>
          <text:p text:style-name="P24">class extends Info,interface</text:p>
        </text:list-item>
        <text:list-item>
          <text:p text:style-name="P65">class implements interface</text:p>
        </text:list-item>
      </text:list>
      <text:p text:style-name="P1"/>
      <text:p text:style-name="P1"/>
      <text:p text:style-name="P5">18.Which operator is used to separate parameters or attributes?</text:p>
      <text:list xml:id="list250912606" text:style-name="WWNum12">
        <text:list-item>
          <text:p text:style-name="P25">&amp;</text:p>
        </text:list-item>
        <text:list-item>
          <text:p text:style-name="P25">&amp;&amp;</text:p>
        </text:list-item>
        <text:list-item>
          <text:p text:style-name="P79">and</text:p>
        </text:list-item>
      </text:list>
      <text:p text:style-name="P1"/>
      <text:p text:style-name="P5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2117624592" text:style-name="WWNum13">
        <text:list-item>
          <text:p text:style-name="P26">ABDCB</text:p>
        </text:list-item>
        <text:list-item>
          <text:p text:style-name="P26">ABDCBDCB</text:p>
        </text:list-item>
        <text:list-item>
          <text:p text:style-name="P26">ABCDBDA</text:p>
        </text:list-item>
        <text:list-item>
          <text:p text:style-name="P66">ABDCBDA</text:p>
        </text:list-item>
      </text:list>
      <text:p text:style-name="P1"/>
      <text:p text:style-name="P1"/>
      <text:p text:style-name="P5">20. import java.util.*;</text:p>
      <text:p text:style-name="P5"><text:soft-page-break/>class Array {</text:p>
      <text:p text:style-name="P5">public static void main(String args[])</text:p>
      <text:p text:style-name="P5">{</text:p>
      <text:p text:style-name="P5">int array[] = new int [5];</text:p>
      <text:p text:style-name="P5">for (int i = 5; i &gt; 0; i--)</text:p>
      <text:p text:style-name="P5">array[5 - i] = i;</text:p>
      <text:p text:style-name="P5">Arrays.sort(array);</text:p>
      <text:p text:style-name="P5">for (int i = 0; i &lt; 5; ++i)</text:p>
      <text:p text:style-name="P5">System.out.print(array[i]);;</text:p>
      <text:p text:style-name="P5">}</text:p>
      <text:p text:style-name="P5">}</text:p>
      <text:list xml:id="list1523884010" text:style-name="WWNum7">
        <text:list-item>
          <text:p text:style-name="P42">12345</text:p>
        </text:list-item>
        <text:list-item>
          <text:p text:style-name="P27">54321</text:p>
        </text:list-item>
        <text:list-item>
          <text:p text:style-name="P27">123</text:p>
        </text:list-item>
        <text:list-item>
          <text:p text:style-name="P67">1234</text:p>
        </text:list-item>
      </text:list>
      <text:p text:style-name="P1"/>
      <text:p text:style-name="P5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1032776019" text:style-name="WWNum4">
        <text:list-item>
          <text:p text:style-name="P28">12885</text:p>
        </text:list-item>
        <text:list-item>
          <text:p text:style-name="P28">12845</text:p>
        </text:list-item>
        <text:list-item>
          <text:p text:style-name="P28">58881</text:p>
        </text:list-item>
        <text:list-item>
          <text:p text:style-name="P68">54881</text:p>
        </text:list-item>
      </text:list>
      <text:p text:style-name="P1"><text:soft-page-break/></text:p>
      <text:p text:style-name="P5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3583602255" text:style-name="WWNum10">
        <text:list-item>
          <text:p text:style-name="P29">Hello</text:p>
        </text:list-item>
        <text:list-item>
          <text:p text:style-name="P29">World</text:p>
        </text:list-item>
        <text:list-item>
          <text:p text:style-name="P29">Helloworld</text:p>
        </text:list-item>
        <text:list-item>
          <text:p text:style-name="P78">Hello World</text:p>
        </text:list-item>
      </text:list>
      <text:p text:style-name="P1"/>
      <text:p text:style-name="P5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2077385848" text:style-name="WWNum22">
        <text:list-item>
          <text:p text:style-name="P30">xello</text:p>
        </text:list-item>
        <text:list-item>
          <text:p text:style-name="P30">xxxxx</text:p>
        </text:list-item>
        <text:list-item>
          <text:p text:style-name="P49">Hxllo</text:p>
        </text:list-item>
        <text:list-item>
          <text:p text:style-name="P69">Hexlo</text:p>
        </text:list-item>
      </text:list>
      <text:p text:style-name="P1"/>
      <text:p text:style-name="P5">24.Determine the output</text:p>
      <text:p text:style-name="P1">import java.io.*;</text:p>
      <text:p text:style-name="P1"><text:soft-page-break/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1817652732" text:style-name="WWNum1">
        <text:list-item>
          <text:p text:style-name="P31">AaBaCa</text:p>
        </text:list-item>
        <text:list-item>
          <text:p text:style-name="P31">ABCaaa</text:p>
        </text:list-item>
        <text:list-item>
          <text:p text:style-name="P31">AaaBaaCaa</text:p>
        </text:list-item>
        <text:list-item>
          <text:p text:style-name="P70">AaBaaCaaa</text:p>
        </text:list-item>
      </text:list>
      <text:p text:style-name="P1"/>
      <text:p text:style-name="P5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{</text:p>
      <text:p text:style-name="P1"><text:soft-page-break/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952184168" text:style-name="WWNum14">
        <text:list-item>
          <text:p text:style-name="P71">a is a lower case Letter</text:p>
        </text:list-item>
      </text:list>
      <text:p text:style-name="P3">is White space character</text:p>
      <text:p text:style-name="P81"><text:s text:c="6"/>b) b is a lower case Letter</text:p>
      <text:p text:style-name="P3">is White space character</text:p>
      <text:p text:style-name="P81"><text:s text:c="6"/>c) a is a lower case Letter</text:p>
      <text:p text:style-name="P3">A is a upper case Letter</text:p>
      <text:p text:style-name="P1"><text:s text:c="6"/>d) a is a lower case Letter</text:p>
      <text:p text:style-name="P3">0 is a digit</text:p>
      <text:p text:style-name="P3"/>
      <text:p text:style-name="P3"/>
      <text:p text:style-name="P5">26.Which pattern ?</text:p>
      <text:p text:style-name="P1">Public static void main(String args[])</text:p>
      <text:p text:style-name="P1">{</text:p>
      <text:p text:style-name="P1">List&lt;string&gt; List = new ArrayList&lt;string&gt;();</text:p>
      <text:p text:style-name="P1"><text:soft-page-break/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5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1240594232" text:style-name="WWNum3">
        <text:list-item>
          <text:p text:style-name="P32">42</text:p>
        </text:list-item>
        <text:list-item>
          <text:p text:style-name="P32">420</text:p>
        </text:list-item>
        <text:list-item>
          <text:p text:style-name="P32">462</text:p>
        </text:list-item>
        <text:list-item>
          <text:p text:style-name="P32">42042</text:p>
        </text:list-item>
        <text:list-item>
          <text:p text:style-name="P32">Compilation fails</text:p>
        </text:list-item>
        <text:list-item>
          <text:p text:style-name="P72">An exception is thrown at runtime.</text:p>
        </text:list-item>
      </text:list>
      <text:p text:style-name="P1"/>
      <text:p text:style-name="P1"/>
      <text:p text:style-name="P5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2761300884" text:style-name="WWNum23">
        <text:list-item>
          <text:p text:style-name="P33">final</text:p>
        </text:list-item>
        <text:list-item>
          <text:p text:style-name="P33"><text:soft-page-break/>static</text:p>
        </text:list-item>
        <text:list-item>
          <text:p text:style-name="P33">native</text:p>
        </text:list-item>
        <text:list-item>
          <text:p text:style-name="P33">public</text:p>
        </text:list-item>
        <text:list-item>
          <text:p text:style-name="P33">private</text:p>
        </text:list-item>
        <text:list-item>
          <text:p text:style-name="P33">abstract</text:p>
        </text:list-item>
        <text:list-item>
          <text:p text:style-name="P73">protected</text:p>
        </text:list-item>
      </text:list>
      <text:p text:style-name="P1"/>
      <text:p text:style-name="P5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3212241624" text:style-name="WWNum18">
        <text:list-item>
          <text:p text:style-name="P34">Foo { public int bar() { return 1; }</text:p>
        </text:list-item>
        <text:list-item>
          <text:p text:style-name="P34">new Foo { public int bar() { return 1; }</text:p>
        </text:list-item>
        <text:list-item>
          <text:p text:style-name="P34">new Foo() { public int bar() { return 1; }</text:p>
        </text:list-item>
        <text:list-item>
          <text:p text:style-name="P74">new class Foo { public int bar() { return 1; }</text:p>
        </text:list-item>
      </text:list>
      <text:p text:style-name="P1"/>
      <text:p text:style-name="P5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/>
      <text:list xml:id="list3577348897" text:style-name="WWNum20">
        <text:list-item>
          <text:p text:style-name="P35"><text:soft-page-break/>peep</text:p>
        </text:list-item>
        <text:list-item>
          <text:p text:style-name="P35">bark</text:p>
        </text:list-item>
        <text:list-item>
          <text:p text:style-name="P35">meow</text:p>
        </text:list-item>
        <text:list-item>
          <text:p text:style-name="P35">Compilation fails</text:p>
        </text:list-item>
        <text:list-item>
          <text:p text:style-name="P75">An exception is thrown at runtim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06T09:07:54.080329010</dc:date>
    <meta:editing-duration>P1DT23H43M56S</meta:editing-duration>
    <meta:editing-cycles>1</meta:editing-cycles>
    <meta:document-statistic meta:table-count="0" meta:image-count="0" meta:object-count="0" meta:page-count="13" meta:paragraph-count="379" meta:word-count="1238" meta:character-count="6672" meta:non-whitespace-character-count="5909"/>
  </office:meta>
</office:document-meta>
</file>